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" style:family="paragraph" style:parent-style-name="Normal">
      <style:text-properties style:font-name="Times New Roman" fo:font-size="20pt" style:font-size-asian="20pt" style:font-size-complex="20pt"/>
    </style:style>
    <style:style style:name="P4" style:family="paragraph" style:parent-style-name="Normal">
      <style:text-properties style:font-name="Times New Roman" fo:font-size="16pt" style:font-size-asian="16pt" style:font-size-complex="16pt"/>
    </style:style>
    <style:style style:name="P5" style:family="paragraph" style:parent-style-name="Normal">
      <style:text-properties style:font-name="Times New Roman" fo:font-size="14pt" style:font-size-asian="14pt" style:font-size-complex="14pt"/>
    </style:style>
    <style:style style:name="P6" style:family="paragraph" style:parent-style-name="Normal">
      <style:paragraph-properties fo:padding-left="0.141cm" fo:padding-right="0.141cm" fo:padding-top="0.035cm" fo:padding-bottom="0.035cm" fo:border="0.51pt solid #000000" style:shadow="none"/>
      <style:text-properties style:font-name="Times New Roman" fo:font-size="20pt" style:font-size-asian="20pt" style:font-size-complex="20pt"/>
    </style:style>
    <style:style style:name="P7" style:family="paragraph" style:parent-style-name="Normal">
      <style:paragraph-properties fo:margin-left="0cm" fo:margin-right="0cm" fo:text-indent="1.249cm" style:auto-text-indent="false"/>
      <style:text-properties style:font-name="Times New Roman" fo:font-size="16pt" style:font-size-asian="16pt" style:font-size-complex="16pt"/>
    </style:style>
    <style:style style:name="P8" style:family="paragraph" style:parent-style-name="Paragraphe_20_de_20_liste">
      <style:paragraph-properties fo:margin-left="4.995cm" fo:margin-right="0cm" fo:text-indent="0cm" style:auto-text-indent="false">
        <style:tab-stops/>
      </style:paragraph-properties>
    </style:style>
    <style:style style:name="P9" style:family="paragraph" style:parent-style-name="Paragraphe_20_de_20_liste">
      <style:paragraph-properties fo:margin-left="3.789cm" fo:margin-right="0cm" fo:text-indent="0cm" style:auto-text-indent="false">
        <style:tab-stops/>
      </style:paragraph-properties>
    </style:style>
    <style:style style:name="P10" style:family="paragraph" style:parent-style-name="Paragraphe_20_de_20_liste">
      <style:paragraph-properties fo:margin-left="3.789cm" fo:margin-right="0cm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1" style:family="paragraph" style:parent-style-name="Normal">
      <style:paragraph-properties fo:margin-left="1.381cm" fo:margin-right="0cm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Normal">
      <style:paragraph-properties fo:margin-left="1.381cm" fo:margin-right="0cm" fo:text-indent="1.117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3" style:family="paragraph" style:parent-style-name="Normal">
      <style:paragraph-properties fo:margin-left="3.127cm" fo:margin-right="0cm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Paragraphe_20_de_20_liste">
      <style:paragraph-properties fo:margin-left="3.762cm" fo:margin-right="0cm" fo:text-indent="0cm" style:auto-text-indent="false">
        <style:tab-stops/>
      </style:paragraph-properties>
      <style:text-properties style:font-name="Times New Roman" fo:font-size="16pt" style:font-size-asian="16pt" style:font-size-complex="16pt"/>
    </style:style>
    <style:style style:name="P15" style:family="paragraph" style:parent-style-name="Normal" style:master-page-name="MP0">
      <style:paragraph-properties style:page-number="auto" fo:break-before="page"/>
      <style:text-properties style:font-name="Times New Roman" fo:font-size="12pt" style:font-size-asian="12pt" style:font-size-complex="12pt"/>
    </style:style>
    <style:style style:name="P16" style:family="paragraph" style:parent-style-name="Normal" style:list-style-name="L9">
      <style:text-properties style:font-name="Times New Roman" fo:font-size="14pt" officeooo:paragraph-rsid="001e26be" style:font-size-asian="14pt" style:font-size-complex="14pt"/>
    </style:style>
    <style:style style:name="P17" style:family="paragraph" style:parent-style-name="Paragraphe_20_de_20_liste" style:list-style-name="L1"/>
    <style:style style:name="P18" style:family="paragraph" style:parent-style-name="Paragraphe_20_de_20_liste" style:list-style-name="L2"/>
    <style:style style:name="P19" style:family="paragraph" style:parent-style-name="Paragraphe_20_de_20_liste" style:list-style-name="L3"/>
    <style:style style:name="P20" style:family="paragraph" style:parent-style-name="Paragraphe_20_de_20_liste" style:list-style-name="L4"/>
    <style:style style:name="P21" style:family="paragraph" style:parent-style-name="Paragraphe_20_de_20_liste" style:list-style-name="L5">
      <style:text-properties style:font-name="Times New Roman" fo:font-size="14pt" style:font-size-asian="14pt" style:font-size-complex="14pt"/>
    </style:style>
    <style:style style:name="P22" style:family="paragraph" style:parent-style-name="Paragraphe_20_de_20_liste" style:list-style-name="L7">
      <style:text-properties style:font-name="Times New Roman" fo:font-size="14pt" style:font-size-asian="14pt" style:font-size-complex="14pt"/>
    </style:style>
    <style:style style:name="P23" style:family="paragraph" style:parent-style-name="Paragraphe_20_de_20_liste" style:list-style-name="L6"/>
    <style:style style:name="P24" style:family="paragraph" style:parent-style-name="Paragraphe_20_de_20_liste" style:list-style-name="L8"/>
    <style:style style:name="T1" style:family="text">
      <style:text-properties fo:color="#ff0000"/>
    </style:style>
    <style:style style:name="T2" style:family="text">
      <style:text-properties fo:color="#ff0000" style:font-name="Times New Roman" fo:font-size="14pt" style:font-size-asian="14pt" style:font-size-complex="14pt"/>
    </style:style>
    <style:style style:name="T3" style:family="text">
      <style:text-properties fo:color="#ff0000" style:font-name="Times New Roman" fo:font-size="12pt" style:font-size-asian="12pt" style:font-size-complex="12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fo:color="#000000" style:font-name="Times New Roman" fo:font-size="14pt" style:font-size-asian="14pt" style:font-size-complex="14pt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4472c4" style:font-name="Times New Roman" fo:font-size="14pt" style:font-size-asian="14pt" style:font-size-complex="14pt"/>
    </style:style>
    <style:style style:name="T11" style:family="text">
      <style:text-properties fo:color="#70ad47" style:font-name="Times New Roman" fo:font-size="14pt" style:font-size-asian="14pt" style:font-size-complex="14pt"/>
    </style:style>
    <style:style style:name="T12" style:family="text">
      <style:text-properties officeooo:rsid="001e26b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o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Courier New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o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Courier New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3LVL1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JEBRI Maroua </text:p>
      <text:p text:style-name="P1">BROSSARD Florian</text:p>
      <text:p text:style-name="P1"/>
      <text:p text:style-name="P2">Rapport du TP noté</text:p>
      <text:p text:style-name="P3"/>
      <text:p text:style-name="P6">1.choix des Classes et des relations :</text:p>
      <text:p text:style-name="P3"><text:tab/></text:p>
      <text:p text:style-name="P7">Les classes créées :</text:p>
      <text:list xml:id="list454468704" text:style-name="L1">
        <text:list-item>
          <text:p text:style-name="P17"><text:span text:style-name="Police_20_par_20_défaut"><text:span text:style-name="T2">Musicien</text:span></text:span><text:span text:style-name="Police_20_par_20_défaut"><text:span text:style-name="T4"> qui a comme sous-classes :</text:span></text:span></text:p>
        </text:list-item>
      </text:list>
      <text:list xml:id="list1016593026" text:style-name="L2">
        <text:list-item>
          <text:p text:style-name="P18"><text:span text:style-name="Police_20_par_20_défaut"><text:span text:style-name="T2">Parolier</text:span></text:span><text:span text:style-name="Police_20_par_20_défaut"><text:span text:style-name="T4">.</text:span></text:span></text:p>
        </text:list-item>
        <text:list-item>
          <text:p text:style-name="P18"><text:span text:style-name="Police_20_par_20_défaut"><text:span text:style-name="T2">Compositeur :</text:span></text:span><text:span text:style-name="Police_20_par_20_défaut"><text:span text:style-name="T7"> </text:span></text:span><text:span text:style-name="Police_20_par_20_défaut"><text:span text:style-name="T8">A une sous-classe</text:span></text:span><text:span text:style-name="Police_20_par_20_défaut"><text:span text:style-name="T3"> CompositeurRockSeulement</text:span></text:span><text:span text:style-name="Police_20_par_20_défaut"><text:span text:style-name="T8">.</text:span></text:span></text:p>
        </text:list-item>
        <text:list-item>
          <text:p text:style-name="P18"><text:span text:style-name="Police_20_par_20_défaut"><text:span text:style-name="T2">Interprète : </text:span></text:span><text:span text:style-name="Police_20_par_20_défaut"><text:span text:style-name="T8">C’est un musicien, cette dernière a des sous-classes :</text:span></text:span></text:p>
        </text:list-item>
      </text:list>
      <text:p text:style-name="P8"><text:span text:style-name="Police_20_par_20_défaut"><text:span text:style-name="T3">SoloSeulement</text:span></text:span><text:span text:style-name="Police_20_par_20_défaut"><text:span text:style-name="T8">, </text:span></text:span><text:span text:style-name="Police_20_par_20_défaut"><text:span text:style-name="T3">JamaisSolo</text:span></text:span><text:span text:style-name="Police_20_par_20_défaut"><text:span text:style-name="T8"> ,</text:span></text:span><text:span text:style-name="Police_20_par_20_défaut"><text:span text:style-name="T3">MusicienPlatineFrancais</text:span></text:span><text:span text:style-name="Police_20_par_20_défaut"><text:span text:style-name="T8">.</text:span></text:span></text:p>
      <text:list xml:id="list712939743" text:style-name="L3">
        <text:list-item>
          <text:p text:style-name="P19"><text:span text:style-name="Police_20_par_20_défaut"><text:span text:style-name="T2">TresRecompense </text:span></text:span><text:span text:style-name="Police_20_par_20_défaut"><text:span text:style-name="T4">: </text:span></text:span><text:span text:style-name="Police_20_par_20_défaut"><text:span text:style-name="T5">Musiciens ayant reçu au moins trois prix au Victoires de la Musique.</text:span></text:span></text:p>
        </text:list-item>
        <text:list-item>
          <text:p text:style-name="P19"><text:span text:style-name="Police_20_par_20_défaut"><text:span text:style-name="T2">MusicienRockOuPop </text:span></text:span><text:span text:style-name="Police_20_par_20_défaut"><text:span text:style-name="T8">: Musiciens ayant contribué à au moins une chanson ayant Rock ou Pop dans le genre.</text:span></text:span></text:p>
        </text:list-item>
        <text:list-item>
          <text:p text:style-name="P19"><text:span text:style-name="Police_20_par_20_défaut"><text:span text:style-name="T2">DansPlusieursGroupes :</text:span></text:span> <text:span text:style-name="Police_20_par_20_défaut"><text:span text:style-name="T8">Musiciens ayant été membres d’au moins deux groupes.</text:span></text:span></text:p>
        </text:list-item>
        <text:list-item>
          <text:p text:style-name="P19"><text:span text:style-name="Police_20_par_20_défaut"><text:span text:style-name="T2">AuteurInterprete :</text:span></text:span> <text:span text:style-name="Police_20_par_20_défaut"><text:span text:style-name="T5">Musiciens qui sont à la fois parolier et interprète de chansons.</text:span></text:span></text:p>
        </text:list-item>
      </text:list>
      <text:list xml:id="list171912449149333" text:style-name="L1">
        <text:list-item>
          <text:p text:style-name="P17"><text:span text:style-name="Police_20_par_20_défaut"><text:span text:style-name="T2">GroupeMusicien </text:span></text:span><text:span text:style-name="Police_20_par_20_défaut"><text:span text:style-name="T7">pour représenter l’ensemble de musiciens interprétant des chansons , elle a </text:span></text:span><text:span text:style-name="Police_20_par_20_défaut"><text:span text:style-name="T1">GroupeMixte</text:span></text:span> comme sous-classe <text:span text:style-name="Police_20_par_20_défaut"><text:span text:style-name="T7"><text:s/>.</text:span></text:span></text:p>
        </text:list-item>
        <text:list-item>
          <text:p text:style-name="P17"><text:span text:style-name="Police_20_par_20_défaut"><text:span text:style-name="T2">Role </text:span></text:span><text:span text:style-name="Police_20_par_20_défaut"><text:span text:style-name="T7">qui affectera un rôle aux différents </text:span></text:span><text:span text:style-name="Police_20_par_20_défaut"><text:span text:style-name="T2">Interprète</text:span></text:span><text:span text:style-name="Police_20_par_20_défaut"><text:span text:style-name="T7"> d’un groupe, cette classe a des sous-classes de rôles : </text:span></text:span><text:span text:style-name="Police_20_par_20_défaut"><text:span text:style-name="T2">Guitariste</text:span></text:span><text:span text:style-name="Police_20_par_20_défaut"><text:span text:style-name="T7">, </text:span></text:span><text:span text:style-name="Police_20_par_20_défaut"><text:span text:style-name="T2">Bassiste</text:span></text:span><text:span text:style-name="Police_20_par_20_défaut"><text:span text:style-name="T7"> , </text:span></text:span><text:span text:style-name="Police_20_par_20_défaut"><text:span text:style-name="T2">Batteur</text:span></text:span><text:span text:style-name="Police_20_par_20_défaut"><text:span text:style-name="T7"> , </text:span></text:span><text:span text:style-name="Police_20_par_20_défaut"><text:span text:style-name="T2">Chanteur</text:span></text:span><text:span text:style-name="Police_20_par_20_défaut"><text:span text:style-name="T7"> .</text:span></text:span></text:p>
        </text:list-item>
        <text:list-item>
          <text:p text:style-name="P17"><text:span text:style-name="Police_20_par_20_défaut"><text:span text:style-name="T2">Chanson </text:span></text:span><text:span text:style-name="Police_20_par_20_défaut"><text:span text:style-name="T7">pour représenter les différentes chansons interprétées par les musiciens, elle aura comme sous classe :</text:span></text:span></text:p>
          <text:list>
            <text:list-item>
              <text:p text:style-name="P17"><text:span text:style-name="Police_20_par_20_défaut"><text:span text:style-name="T7"><text:s/></text:span></text:span><text:span text:style-name="Police_20_par_20_défaut"><text:span text:style-name="T2">ChansonRock</text:span></text:span><text:span text:style-name="Police_20_par_20_défaut"><text:span text:style-name="T7"> : </text:span></text:span><text:span text:style-name="Police_20_par_20_défaut"><text:span text:style-name="T8">chansons dont le genre est rock.</text:span></text:span></text:p>
            </text:list-item>
          </text:list>
        </text:list-item>
      </text:list>
      <text:list xml:id="list57240069" text:style-name="L4">
        <text:list-item>
          <text:p text:style-name="P20"><text:soft-page-break/><text:span text:style-name="Police_20_par_20_défaut"><text:span text:style-name="T2">Genre </text:span></text:span><text:span text:style-name="Police_20_par_20_défaut"><text:span text:style-name="T4">pour donner à chaque disque un genre,</text:span></text:span><text:span text:style-name="Police_20_par_20_défaut"><text:span text:style-name="T7"> cette classe a deux sous-classes : </text:span></text:span><text:span text:style-name="Police_20_par_20_défaut"><text:span text:style-name="T2">Rock</text:span></text:span><text:span text:style-name="Police_20_par_20_défaut"><text:span text:style-name="T7">,</text:span></text:span><text:span text:style-name="Police_20_par_20_défaut"><text:span text:style-name="T2">Pop</text:span></text:span><text:span text:style-name="Police_20_par_20_défaut"><text:span text:style-name="T7"> .</text:span></text:span></text:p>
        </text:list-item>
        <text:list-item>
          <text:p text:style-name="P20"><text:span text:style-name="Police_20_par_20_défaut"><text:span text:style-name="T7">Disque ………….</text:span></text:span></text:p>
        </text:list-item>
        <text:list-item>
          <text:p text:style-name="P20"><text:span text:style-name="Police_20_par_20_défaut"><text:span text:style-name="T2">Récompense</text:span></text:span><text:span text:style-name="Police_20_par_20_défaut"><text:span text:style-name="T4"> pour récompenser les disques, elle aura deux sous-classes pour les deux types de récompenses :</text:span></text:span></text:p>
          <text:list>
            <text:list-item>
              <text:p text:style-name="P20"><text:span text:style-name="Police_20_par_20_défaut"><text:span text:style-name="T2">Prix</text:span></text:span><text:span text:style-name="Police_20_par_20_défaut"><text:span text:style-name="T4">.</text:span></text:span></text:p>
            </text:list-item>
            <text:list-item>
              <text:p text:style-name="P20"><text:span text:style-name="Police_20_par_20_défaut"><text:span text:style-name="T2">DisqueCertification </text:span></text:span><text:span text:style-name="Police_20_par_20_défaut"><text:span text:style-name="T4">: </text:span></text:span><text:span text:style-name="Police_20_par_20_défaut"><text:span text:style-name="T5">Comme il y’a plusieurs type de disques de certification , on aura plusieurs sous-classes de cette dernière :</text:span></text:span><text:span text:style-name="Police_20_par_20_défaut"><text:span text:style-name="T9"> </text:span></text:span><text:span text:style-name="Police_20_par_20_défaut"><text:span text:style-name="T3">Argent</text:span></text:span><text:span text:style-name="Police_20_par_20_défaut"><text:span text:style-name="T5">, </text:span></text:span><text:span text:style-name="Police_20_par_20_défaut"><text:span text:style-name="T3">Or</text:span></text:span><text:span text:style-name="Police_20_par_20_défaut"><text:span text:style-name="T5">, </text:span></text:span><text:span text:style-name="Police_20_par_20_défaut"><text:span text:style-name="T3">Platine</text:span></text:span><text:span text:style-name="Police_20_par_20_défaut"><text:span text:style-name="T5">, </text:span></text:span><text:span text:style-name="Police_20_par_20_défaut"><text:span text:style-name="T3">2xPlatine</text:span></text:span><text:span text:style-name="Police_20_par_20_défaut"><text:span text:style-name="T5">, </text:span></text:span><text:span text:style-name="Police_20_par_20_défaut"><text:span text:style-name="T3">3xPlatine</text:span></text:span><text:span text:style-name="Police_20_par_20_défaut"><text:span text:style-name="T5">, </text:span></text:span><text:span text:style-name="Police_20_par_20_défaut"><text:span text:style-name="T3">Diamant</text:span></text:span><text:span text:style-name="Police_20_par_20_défaut"><text:span text:style-name="T5">,</text:span></text:span></text:p>
            </text:list-item>
          </text:list>
        </text:list-item>
      </text:list>
      <text:p text:style-name="P9"><text:span text:style-name="Police_20_par_20_défaut"><text:span text:style-name="T3">2xDiamant</text:span></text:span><text:span text:style-name="Police_20_par_20_défaut"><text:span text:style-name="T5">,</text:span></text:span><text:span text:style-name="Police_20_par_20_défaut"><text:span text:style-name="T3">3xDiamant</text:span></text:span><text:span text:style-name="Police_20_par_20_défaut"><text:span text:style-name="T5">,</text:span></text:span><text:span text:style-name="Police_20_par_20_défaut"><text:span text:style-name="T3">4xDiamant</text:span></text:span><text:span text:style-name="Police_20_par_20_défaut"><text:span text:style-name="T8">.</text:span></text:span></text:p>
      <text:p text:style-name="P1"><text:tab/></text:p>
      <text:p text:style-name="P4">Les relations entre classes/individus :</text:p>
      <text:list xml:id="list2990059561" text:style-name="L5">
        <text:list-item>
          <text:p text:style-name="P21">Object Properties [Dom, Range]:</text:p>
        </text:list-item>
      </text:list>
      <text:list xml:id="list1264636956" text:style-name="L6">
        <text:list-item>
          <text:p text:style-name="P23"><text:span text:style-name="Police_20_par_20_défaut"><text:span text:style-name="T10">aInterprete</text:span></text:span><text:span text:style-name="Police_20_par_20_défaut"><text:span text:style-name="T4">[Chanson or Disque, Musicien or Groupe] / estInterpreteDe .</text:span></text:span></text:p>
        </text:list-item>
        <text:list-item>
          <text:p text:style-name="P23"><text:span text:style-name="Police_20_par_20_défaut"><text:span text:style-name="T10">aRole </text:span></text:span><text:span text:style-name="Police_20_par_20_défaut"><text:span text:style-name="T4">[Interprete, Role] / estRoleDe</text:span></text:span></text:p>
        </text:list-item>
        <text:list-item>
          <text:p text:style-name="P23"><text:span text:style-name="Police_20_par_20_défaut"><text:span text:style-name="T10">aGenre </text:span></text:span><text:span text:style-name="Police_20_par_20_défaut"><text:span text:style-name="T4">[Chanson, Genre] / estGenreDe</text:span></text:span></text:p>
        </text:list-item>
        <text:list-item>
          <text:p text:style-name="P23"><text:span text:style-name="Police_20_par_20_défaut"><text:span text:style-name="T10">aChanson</text:span></text:span><text:span text:style-name="Police_20_par_20_défaut"><text:span text:style-name="T4"> [Disque, Chanson] / estChansonDe</text:span></text:span></text:p>
        </text:list-item>
        <text:list-item>
          <text:p text:style-name="P23"><text:span text:style-name="Police_20_par_20_défaut"><text:span text:style-name="T10">aRecompense </text:span></text:span><text:span text:style-name="Police_20_par_20_défaut"><text:span text:style-name="T4">[Disque, Recompense] / estRecompenseDe</text:span></text:span></text:p>
        </text:list-item>
        <text:list-item>
          <text:p text:style-name="P23"><text:span text:style-name="Police_20_par_20_défaut"><text:span text:style-name="T10">aMembre</text:span></text:span><text:span text:style-name="Police_20_par_20_défaut"><text:span text:style-name="T4"> [Groupe, Musicien]</text:span></text:span></text:p>
        </text:list-item>
      </text:list>
      <text:list xml:id="list3281410632" text:style-name="L7">
        <text:list-item>
          <text:p text:style-name="P22">Data Properties [a quoi ?]:</text:p>
        </text:list-item>
      </text:list>
      <text:list xml:id="list2504051192" text:style-name="L8">
        <text:list-item>
          <text:p text:style-name="P24"><text:span text:style-name="Police_20_par_20_défaut"><text:span text:style-name="T11">aNom </text:span></text:span><text:span text:style-name="Police_20_par_20_défaut"><text:span text:style-name="T4">[Interprete]</text:span></text:span></text:p>
        </text:list-item>
        <text:list-item>
          <text:p text:style-name="P24"><text:span text:style-name="Police_20_par_20_défaut"><text:span text:style-name="T11">aPrenom</text:span></text:span><text:span text:style-name="Police_20_par_20_défaut"><text:span text:style-name="T4"> [Interprete]</text:span></text:span></text:p>
        </text:list-item>
        <text:list-item>
          <text:p text:style-name="P24"><text:span text:style-name="Police_20_par_20_défaut"><text:span text:style-name="T11">aNationalite</text:span></text:span><text:span text:style-name="Police_20_par_20_défaut"><text:span text:style-name="T4"> [Interprete]</text:span></text:span></text:p>
        </text:list-item>
      </text:list>
      <text:p text:style-name="P10"/>
      <text:p text:style-name="P5">Les classes de FOAF qu <text:span text:style-name="T12">l</text:span>’on utilise dans notre ontologie <text:span text:style-name="T12">sont </text:span>:</text:p>
      <text:list xml:id="list264132056" text:style-name="L9">
        <text:list-item>
          <text:p text:style-name="P16">Agent : nous <text:span text:style-name="T12">est</text:span> utile pour représenter les musiciens, qui sont des personnes.</text:p>
        </text:list-item>
        <text:list-item>
          <text:p text:style-name="P16"><text:span text:style-name="T12">Person : O</text:span>n créera une classe Musicien comme sous-classe de la classe Person qui est une sous-classe de Agent.</text:p>
        </text:list-item>
      </text:list>
      <text:p text:style-name="P5"><text:soft-page-break/></text:p>
      <text:p text:style-name="P5">On a créé une sous-classe GroupeMusic de la sous-classe Group de Agent.</text:p>
      <text:p text:style-name="P5">Document=CreativeWork : qui sera la classe mère des chansons car une chanson est considérée comme un document créatif.</text:p>
      <text:p text:style-name="P5">On utilisera également :</text:p>
      <text:p text:style-name="P11">les data properties: FistName et FamilyName <text:s/>pour donner un nom et un prénom à un interprète .</text:p>
      <text:p text:style-name="P11">les object properties : </text:p>
      <text:p text:style-name="P12">Member pour affecter un musicien à un groupe.</text:p>
      <text:p text:style-name="P12">Made …………………</text:p>
      <text:p text:style-name="P12"/>
      <text:p text:style-name="P11"/>
      <text:p text:style-name="P10"/>
      <text:p text:style-name="P5"/>
      <text:p text:style-name="P13"/>
      <text:p text:style-name="P14"/>
      <text:p text:style-name="P7"><text:tab/></text:p>
      <text:p text:style-name="P5"/>
      <text:p text:style-name="Normal"><text:span text:style-name="Police_20_par_20_défaut"><text:span text:style-name="T6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fo:color="#000000"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fo:color="#000000"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fo:color="#000000"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use-window-font-color="true"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title/>
    <dc:description/>
    <dc:subject/>
    <meta:initial-creator>maroua Djebri</meta:initial-creator>
    <meta:creation-date>2017-11-26T09:29:00Z</meta:creation-date>
    <dc:date>2017-11-27T17:26:09.712000000</dc:date>
    <meta:print-date>2017-11-26T11:04:00Z</meta:print-date>
    <meta:editing-cycles>7</meta:editing-cycles>
    <meta:editing-duration>PT1H42M58S</meta:editing-duration>
    <meta:document-statistic meta:table-count="0" meta:image-count="0" meta:object-count="0" meta:page-count="3" meta:paragraph-count="50" meta:word-count="418" meta:character-count="2616" meta:non-whitespace-character-count="2265"/>
    <meta:template xlink:type="simple" xlink:actuate="onRequest" xlink:title="" xlink:href="Normal"/>
  </office:meta>
</office:document-meta>
</file>